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C70000013BD6D42D6978B328A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66b3" draw:textarea-horizontal-align="justify" draw:textarea-vertical-align="middle" draw:auto-grow-height="false" fo:min-height="17.75cm" fo:min-width="16.7cm"/>
    </style:style>
    <style:style style:name="gr2" style:family="graphic" style:parent-style-name="standard">
      <style:graphic-properties draw:fill-color="#00a65d" draw:textarea-horizontal-align="justify" draw:textarea-vertical-align="middle" draw:auto-grow-height="false" fo:min-height="5.584cm" fo:min-width="16.2cm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 fo:min-height="6.05cm" fo:min-width="16cm"/>
    </style:style>
    <style:style style:name="gr4" style:family="graphic" style:parent-style-name="standard">
      <style:graphic-properties draw:fill-color="#fff200" draw:textarea-horizontal-align="justify" draw:textarea-vertical-align="middle" draw:auto-grow-height="false" fo:min-height="1.65cm" fo:min-width="8.5cm"/>
    </style:style>
    <style:style style:name="gr5" style:family="graphic" style:parent-style-name="standard">
      <style:graphic-properties draw:fill-color="#fff200" draw:textarea-horizontal-align="justify" draw:textarea-vertical-align="middle" draw:auto-grow-height="false" fo:min-height="0.85cm" fo:min-width="6.8cm"/>
    </style:style>
    <style:style style:name="gr6" style:family="graphic" style:parent-style-name="standard">
      <style:graphic-properties draw:fill-color="#ed1c24" draw:textarea-horizontal-align="justify" draw:textarea-vertical-align="middle" draw:auto-grow-height="false" fo:min-height="1.05cm" fo:min-width="2.7cm"/>
    </style:style>
    <style:style style:name="gr7" style:family="graphic" style:parent-style-name="standard">
      <style:graphic-properties draw:fill-color="#ed1c24" draw:textarea-horizontal-align="justify" draw:textarea-vertical-align="middle" draw:auto-grow-height="false" fo:min-height="0.85cm" fo:min-width="2.7cm"/>
    </style:style>
    <style:style style:name="gr8" style:family="graphic" style:parent-style-name="standard">
      <style:graphic-properties draw:fill-color="#fff200" draw:textarea-horizontal-align="justify" draw:textarea-vertical-align="middle" draw:auto-grow-height="false" fo:min-height="1.05cm" fo:min-width="8cm"/>
    </style:style>
    <style:style style:name="gr9" style:family="graphic" style:parent-style-name="standard">
      <style:graphic-properties draw:stroke="none" svg:stroke-color="#000000" draw:fill="none" draw:fill-color="#ffffff" fo:min-height="1.111cm"/>
    </style:style>
    <style:style style:name="gr10" style:family="graphic" style:parent-style-name="standard">
      <style:graphic-properties draw:stroke="none" svg:stroke-color="#000000" draw:fill="none" draw:fill-color="#ffffff" fo:min-height="1.666cm"/>
    </style:style>
    <style:style style:name="gr11" style:family="graphic" style:parent-style-name="standard">
      <style:graphic-properties draw:fill-color="#ed1c24" draw:textarea-horizontal-align="justify" draw:textarea-vertical-align="middle" draw:auto-grow-height="false" fo:min-height="0.392cm" fo:min-width="0.05cm"/>
    </style:style>
    <style:style style:name="gr12" style:family="graphic" style:parent-style-name="standard">
      <style:graphic-properties draw:fill-color="#72bf44" draw:textarea-horizontal-align="justify" draw:textarea-vertical-align="middle" draw:auto-grow-height="false" fo:min-height="1.15cm" fo:min-width="16.4cm"/>
    </style:style>
    <style:style style:name="gr13" style:family="graphic" style:parent-style-name="standard">
      <style:graphic-properties draw:stroke="none" svg:stroke-color="#000000" draw:fill="none" draw:fill-color="#ffffff" fo:min-height="1.423cm"/>
    </style:style>
    <style:style style:name="gr14" style:family="graphic" style:parent-style-name="standard">
      <style:graphic-properties draw:fill-color="#ce181e" draw:textarea-horizontal-align="justify" draw:textarea-vertical-align="middle" draw:auto-grow-height="false" fo:min-height="0.872cm" fo:min-width="0.05cm"/>
    </style:style>
    <style:style style:name="gr15" style:family="graphic" style:parent-style-name="standard">
      <style:graphic-properties draw:stroke="none" svg:stroke-color="#000000" draw:fill="none" draw:fill-color="#ffffff" fo:min-height="0.75cm"/>
    </style:style>
    <style:style style:name="gr16" style:family="graphic" style:parent-style-name="objectwithoutfill">
      <style:graphic-properties draw:marker-end="Arrow" draw:marker-end-width="0.3cm" draw:fill="none" draw:fill-color="#72bf44" draw:textarea-vertical-align="middl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0066b3"/>
      <style:paragraph-properties fo:text-align="center"/>
    </style:style>
    <style:style style:name="P2" style:family="paragraph">
      <loext:graphic-properties draw:fill-color="#00a65d"/>
      <style:paragraph-properties fo:text-align="center"/>
    </style:style>
    <style:style style:name="P3" style:family="paragraph">
      <loext:graphic-properties draw:fill-color="#cccccc"/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-color="#fff200"/>
      <style:paragraph-properties fo:text-align="center"/>
    </style:style>
    <style:style style:name="P6" style:family="paragraph">
      <loext:graphic-properties draw:fill-color="#ed1c24"/>
      <style:paragraph-properties fo:text-align="center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-color="#72bf44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ce181e"/>
      <style:paragraph-properties fo:text-align="center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P12" style:family="paragraph">
      <loext:graphic-properties draw:fill="none" draw:fill-color="#72bf44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2cm" svg:height="18cm" svg:x="2.2cm" svg:y="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7cm" svg:height="5.834cm" svg:x="2.385cm" svg:y="2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6.5cm" svg:height="6.3cm" svg:x="2.5cm" svg:y="1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9cm" svg:height="1.9cm" svg:x="5.9cm" svg:y="9.1cm">
          <text:p text:style-name="P4">192.168.1.103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3cm" svg:height="1.1cm" svg:x="5.3cm" svg:y="20.6cm">
          <text:p text:style-name="P4">192.168.136.4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2cm" svg:height="1.3cm" svg:x="12.6cm" svg:y="12.6cm">
          <text:p text:style-name="P4">80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2cm" svg:height="1.1cm" svg:x="12.6cm" svg:y="20.6cm">
          <text:p text:style-name="P4">8080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8.5cm" svg:height="1.3cm" svg:x="4.1cm" svg:y="12.6cm">
          <text:p text:style-name="P4">10.99.96.168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12.3cm" svg:height="1.361cm" svg:x="2.716cm" svg:y="22.1cm">
          <draw:text-box>
            <text:p><text:span text:style-name="T1">Deployment/Pod/Replicaset</text:span></text:p>
            <text:p><text:span text:style-name="T1">Name - </text:span><text:span text:style-name="T2">Traefik-ingress-controller</text:span></text:p>
          </draw:text-box>
        </draw:frame>
        <draw:frame draw:style-name="gr10" draw:text-style-name="P7" draw:layer="layout" svg:width="13.3cm" svg:height="1.916cm" svg:x="2.7cm" svg:y="13.884cm">
          <draw:text-box>
            <text:p><text:span text:style-name="T1">Service</text:span><text:span text:style-name="T2"> </text:span></text:p>
            <text:p><text:span text:style-name="T1">Name</text:span><text:span text:style-name="T2"> – traefik-ingress-service</text:span></text:p>
            <text:p><text:span text:style-name="T1">Type</text:span><text:span text:style-name="T2"> - ClusterIP</text:span></text:p>
          </draw:text-box>
        </draw:frame>
        <draw:custom-shape draw:style-name="gr11" draw:text-style-name="P6" draw:layer="layout" svg:width="1.1cm" svg:height="0.8cm" svg:x="10.2cm" svg:y="7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8" draw:layer="layout" svg:width="16.9cm" svg:height="1.4cm" svg:x="1.7cm" svg:y="4.9cm">
          <text:p text:style-name="P4">Ingress resource(rules)</text:p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8cm" svg:height="1.673cm" svg:x="12cm" svg:y="1.438cm">
          <draw:text-box>
            <text:p>Xenon.ctl</text:p>
          </draw:text-box>
        </draw:frame>
        <draw:custom-shape draw:style-name="gr14" draw:text-style-name="P10" draw:layer="layout" svg:width="1.1cm" svg:height="1.4cm" svg:x="10cm" svg:y="3.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11" draw:layer="layout" svg:width="6.9cm" svg:height="1cm" svg:x="1.3cm" svg:y="7.8cm">
          <draw:text-box>
            <text:p><text:span text:style-name="T3">Master/worker node</text:span></text:p>
          </draw:text-box>
        </draw:frame>
        <draw:line draw:style-name="gr16" draw:text-style-name="P12" draw:layer="layout" svg:x1="3.7cm" svg:y1="8.6cm" svg:x2="4cm" svg:y2="9.4cm">
          <text:p/>
        </draw:line>
        <draw:frame draw:style-name="gr17" draw:text-style-name="P13" draw:layer="layout" svg:width="4.189cm" svg:height="2.9cm" svg:x="8.373cm" svg:y="0.8cm">
          <draw:image xlink:href="Pictures/10000201000001C70000013BD6D42D6978B328A0.png" xlink:type="simple" xlink:show="embed" xlink:actuate="onLoad">
            <text:p/>
          </draw:image>
        </draw:frame>
        <draw:line draw:style-name="gr18" draw:text-style-name="P13" draw:layer="layout" svg:x1="15.8cm" svg:y1="12.9cm" svg:x2="18.4cm" svg:y2="12.9cm">
          <text:p/>
        </draw:line>
        <draw:line draw:style-name="gr18" draw:text-style-name="P13" draw:layer="layout" svg:x1="18.3cm" svg:y1="12.6cm" svg:x2="18.2cm" svg:y2="21.1cm">
          <text:p/>
        </draw:line>
        <draw:line draw:style-name="gr18" draw:text-style-name="P13" draw:layer="layout" svg:x1="18.4cm" svg:y1="21.1cm" svg:x2="15.8cm" svg:y2="21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30T14:21:05.644917546</meta:creation-date>
    <dc:date>2020-05-06T17:22:21.970857374</dc:date>
    <meta:editing-duration>PT38M5S</meta:editing-duration>
    <meta:editing-cycles>20</meta:editing-cycles>
    <meta:generator>LibreOffice/6.0.7.3$Linux_X86_64 LibreOffice_project/00m0$Build-3</meta:generator>
    <meta:document-statistic meta:object-count="20"/>
  </office:meta>
</office:document-meta>
</file>